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6c7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6c7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6c7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6c7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6c7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6c7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6c7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6c7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6c7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6c7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6c7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6c7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6c7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6c7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6c7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6c7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6c7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Carlos  Cedeño Coronado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255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 Cedeñ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84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9.9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59" meta:non-whitespace-character-count="989"/>
    <meta:template xlink:type="simple" xlink:actuate="onRequest" xlink:title="Normal" xlink:href=""/>
  </office:meta>
</office:document-meta>
</file>